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9.71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Default"/>
        <table:table-row table:style-name="ro3"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Qté</text:p>
          </table:table-cell>
          <table:table-cell table:style-name="ce1" office:value-type="string" calcext:value-type="string">
            <text:p>OK ?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Kit plaques PMMA 6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querre acier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rnière CH05405530Z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ignée de porte polyami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quet aimanté + plaque mé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ulements 605ZZ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ndelles M5 standards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s M5x14mm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rous M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ndelles M6 standard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rous M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s M5x20mm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rous M5 Nylstop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ge filetée M5x195m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s M3x12mm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s M3x16mm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ndelles M3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rous M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s agglo 3x10mm tête bombé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2:04:29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31S</meta:editing-duration>
    <meta:editing-cycles>13</meta:editing-cycles>
    <meta:generator>LibreOffice/4.4.5.2$Windows_x86 LibreOffice_project/a22f674fd25a3b6f45bdebf25400ed2adff0ff99</meta:generator>
    <dc:date>2015-12-18T12:04:39.062000000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